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8438" officeooo:paragraph-rsid="001d8438"/>
    </style:style>
    <style:style style:name="P2" style:family="paragraph" style:parent-style-name="Standard">
      <style:text-properties officeooo:rsid="001d8438" officeooo:paragraph-rsid="001d8438"/>
    </style:style>
    <style:style style:name="P3" style:family="paragraph" style:parent-style-name="Standard">
      <style:text-properties officeooo:rsid="001e9636" officeooo:paragraph-rsid="001e9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 is to implement Vector Space Model in C++</text:p>
      <text:p text:style-name="P1"/>
      <text:p text:style-name="P1">1)</text:p>
      <text:p text:style-name="P1"><text:s/>Binary Tree is used instead of hashing, this choice has been made as Vector Space Model doesn't take context into consideration. So,we can randomize words in a document to make the binary tree as balanced as possible. <text:s text:c="3"/>( Randomized insertions results in O(logn) height probabilistically) </text:p>
      <text:p text:style-name="P1"/>
      <text:p text:style-name="P1">2)</text:p>
      <text:p text:style-name="P1">Score calculated is based on both collection frequency, term frequency . Cosine comparision is used while retrieving.</text:p>
      <text:p text:style-name="P1"/>
      <text:p text:style-name="P1">3)</text:p>
      <text:p text:style-name="P1">If possible we can add a feedback system to this system where a user manually enters if the result retrieved is relevant or not.</text:p>
      <text:p text:style-name="P1"/>
      <text:p text:style-name="P1"/>
      <text:p text:style-name="P1"/>
      <text:p text:style-name="P3">UPDATE 1:</text:p>
      <text:p text:style-name="P3"/>
      <text:p text:style-name="P3">1) Inverted Index Is not built</text:p>
      <text:p text:style-name="P3"/>
      <text:p text:style-name="P3">2) Hashing Is used as we are concerned with w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nu634 </meta:initial-creator>
    <meta:creation-date>2014-04-13T11:28:08.257339134</meta:creation-date>
    <dc:date>2014-04-13T14:22:38.280045306</dc:date>
    <dc:creator>srinu634 </dc:creator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0" meta:word-count="116" meta:character-count="676" meta:non-whitespace-character-count="565"/>
  </office:meta>
</office:document-meta>
</file>